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1" svg:font-family="Consolas, 'Courier New', monospace"/>
    <style:font-face style:name="Verdana" svg:font-family="Verdana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f5e91" officeooo:paragraph-rsid="001f5e9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13042" officeooo:paragraph-rsid="0021304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85bac" officeooo:paragraph-rsid="00285ba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cd447" officeooo:paragraph-rsid="002cd447" style:text-blinking="false" fo:background-color="transparent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fbdc4" officeooo:paragraph-rsid="002fbdc4" style:text-blinking="false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31883c" officeooo:paragraph-rsid="0031883c" style:text-blinking="false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329714" officeooo:paragraph-rsid="00329714" style:text-blinking="false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349ee7" officeooo:paragraph-rsid="00349ee7" style:text-blinking="false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paragraph-rsid="00349ee7" fo:background-color="transparen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349ee7" officeooo:paragraph-rsid="0037a840" fo:background-color="transparent"/>
    </style:style>
    <style:style style:name="P11" style:family="paragraph" style:parent-style-name="Standard">
      <style:paragraph-properties fo:margin-top="0cm" fo:margin-bottom="0.3cm" style:contextual-spacing="false" fo:text-align="start" style:justify-single-word="false"/>
      <style:text-properties style:font-name="Liberation Serif" fo:font-size="15pt" style:text-underline-style="solid" style:text-underline-width="auto" style:text-underline-color="font-color" fo:font-weight="normal" officeooo:rsid="00213042" officeooo:paragraph-rsid="00213042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margin-top="0cm" fo:margin-bottom="0.3cm" style:contextual-spacing="false" fo:text-align="start" style:justify-single-word="false"/>
      <style:text-properties style:font-name="Liberation Serif" fo:font-size="15pt" style:text-underline-style="solid" style:text-underline-width="auto" style:text-underline-color="font-color" fo:font-weight="normal" officeooo:rsid="00213042" officeooo:paragraph-rsid="002b375f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margin-top="0cm" fo:margin-bottom="0.3cm" style:contextual-spacing="false" fo:text-align="start" style:justify-single-word="false"/>
      <style:text-properties style:font-name="Liberation Serif" fo:font-size="15pt" style:text-underline-style="solid" style:text-underline-width="auto" style:text-underline-color="font-color" fo:font-weight="normal" officeooo:rsid="00213042" officeooo:paragraph-rsid="002eecfc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fbdc4" officeooo:paragraph-rsid="002fbdc4" style:text-blinking="false" fo:background-color="transparent" style:font-size-asian="10.5pt" style:font-weight-asian="normal" style:font-size-complex="12pt" style:font-weight-complex="normal"/>
    </style:style>
    <style:style style:name="T1" style:family="text">
      <style:text-properties officeooo:rsid="00231ebf"/>
    </style:style>
    <style:style style:name="T2" style:family="text">
      <style:text-properties officeooo:rsid="002414fb"/>
    </style:style>
    <style:style style:name="T3" style:family="text">
      <style:text-properties officeooo:rsid="0025b914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officeooo:rsid="0028d155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officeooo:rsid="00298685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officeooo:rsid="002b375f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officeooo:rsid="002eecfc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officeooo:rsid="00349ee7" style:text-blinking="false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style:text-line-through-style="none" style:text-line-through-type="none" fo:font-style="normal" style:text-underline-style="none" officeooo:rsid="00369da6" style:text-blinking="false" style:font-size-asian="10.5pt" style:font-weight-asian="normal" style:font-size-complex="12pt" style:font-weight-complex="normal"/>
    </style:style>
    <style:style style:name="T12" style:family="text">
      <style:text-properties fo:font-variant="normal" fo:text-transform="none" style:text-line-through-style="none" style:text-line-through-type="none" fo:font-style="normal" style:text-underline-style="none" officeooo:rsid="0037a840" style:text-blinking="false" style:font-size-asian="10.5pt" style:font-weight-asian="normal" style:font-size-complex="12pt" style:font-weight-complex="normal"/>
    </style:style>
    <style:style style:name="T13" style:family="text">
      <style:text-properties fo:color="#000000" loext:opacity="100%" style:font-name="Consolas" fo:font-size="10pt" style:font-size-asian="10pt"/>
    </style:style>
    <style:style style:name="T14" style:family="text">
      <style:text-properties officeooo:rsid="00298685"/>
    </style:style>
    <style:style style:name="T15" style:family="text">
      <style:text-properties officeooo:rsid="002cfb62"/>
    </style:style>
    <style:style style:name="T16" style:family="text">
      <style:text-properties officeooo:rsid="002d53b9"/>
    </style:style>
    <style:style style:name="T17" style:family="text">
      <style:text-properties fo:color="#008080" loext:opacity="100%" style:font-name="Consolas" fo:font-size="10pt" style:font-size-asian="10pt"/>
    </style:style>
    <style:style style:name="T18" style:family="text">
      <style:text-properties fo:color="#3f7f7f" loext:opacity="100%"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officeooo:rsid="0037a840"/>
    </style:style>
    <style:style style:name="T21" style:family="text">
      <style:text-properties officeooo:rsid="00388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3 : Le framework Spring</text:p>
      <text:p text:style-name="P1"/>
      <text:p text:style-name="P2">Les 2 premières parties du <text:span text:style-name="T1">TP</text:span> permettent de comprendre l’<text:span text:style-name="T1">injection de dépendances de</text:span> <text:span text:style-name="T1">S</text:span>pring, <text:span text:style-name="T1">notamment avec les Beans.</text:span> <text:span text:style-name="T2">La 2ème partie permet de s’</text:span><text:span text:style-name="T3">habituer</text:span><text:span text:style-name="T2"> </text:span>la programmation par aspect avec spring AOP. <text:span text:style-name="T20">La dernière partie permet de créer des </text:span><text:span text:style-name="T21">s</text:span><text:span text:style-name="T20">ervices </text:span><text:span text:style-name="T21">web</text:span><text:span text:style-name="T20"> avec Spring data.</text:span></text:p>
      <text:p text:style-name="P2"/>
      <text:p text:style-name="P2"/>
      <text:p text:style-name="P11"><text:bookmark text:name="docs-internal-guid-6d07f6eb-7fff-136f-7154-10921c518bf2"/><text:span text:style-name="T4">Partie 1 : Injection de dépendances</text:span></text:p>
      <text:p text:style-name="P3"><text:span text:style-name="T4">Comme demandé dans le sujet, on a créé nos Beans toutes associées à un acteur, à savoir </text:span><text:span text:style-name="T7">le </text:span><text:span text:style-name="T4">client, le </text:span><text:span text:style-name="T7">magasin</text:span><text:span text:style-name="T4">, la banque et le fournisseur. Pour chaque acteur, on a créé une classe qui implémente les Beans</text:span><text:span text:style-name="T5">. </text:span><text:span text:style-name="T6">Le client implémente l’interface IRun qui va être appelé à l’exécution du code.</text:span></text:p>
      <text:p text:style-name="P3"><text:span text:style-name="T6"/></text:p>
      <text:p text:style-name="P3"><text:span text:style-name="T6"/></text:p>
      <text:p text:style-name="P12"><text:span text:style-name="T4">Partie </text:span><text:span text:style-name="T7">2</text:span><text:span text:style-name="T4"> : </text:span><text:span text:style-name="T7">Spring AOP</text:span></text:p>
      <text:p text:style-name="P4"><text:span text:style-name="T14">A </text:span>partir des mêmes classes et interfaces de la 1ère partie, on a ajouté la classe ServiceMonitor fournie. C’est une classe annoté Aspect. <text:span text:style-name="T15">On a ajouté dedans des méthodes permettant de log</text:span><text:span text:style-name="T16">g</text:span><text:span text:style-name="T15">er les appels de nos méthodes. On a pu utiliser différentes annotations à savoir @Before, @Arond, @After et @AfterReturn. Les différentes annotations permettent de faire un système de log complet.</text:span></text:p>
      <text:p text:style-name="P4"/>
      <text:p text:style-name="P4"/>
      <text:p text:style-name="P13"><text:span text:style-name="T4">Partie </text:span><text:span text:style-name="T8">3</text:span><text:span text:style-name="T4"> : </text:span><text:span text:style-name="T7">Spring-</text:span><text:span text:style-name="T8">data</text:span></text:p>
      <text:p text:style-name="P5">Pour cette partie, on a du faire quelles configurations dans le application.propertities. J’ai du ajouter une dépendance que mon binôme n’avait pas besoin, il s’agit de la dépendance jaxb.</text:p>
      <text:p text:style-name="P5"/>
      <text:p text:style-name="P15"><text:span text:style-name="T17"><text:tab/>&lt;</text:span><text:span text:style-name="T18">dependency</text:span><text:span text:style-name="T17">&gt;</text:span></text:p>
      <text:p text:style-name="P14"><text:span text:style-name="T13"><text:s text:c="12"/></text:span><text:span text:style-name="T17">&lt;</text:span><text:span text:style-name="T18">groupId</text:span><text:span text:style-name="T17">&gt;</text:span><text:span text:style-name="T13">org.glassfish.jaxb</text:span><text:span text:style-name="T17">&lt;/</text:span><text:span text:style-name="T18">groupId</text:span><text:span text:style-name="T17">&gt;</text:span></text:p>
      <text:p text:style-name="P14"><text:span text:style-name="T13"><text:s text:c="12"/></text:span><text:span text:style-name="T17">&lt;</text:span><text:span text:style-name="T18">artifactId</text:span><text:span text:style-name="T17">&gt;</text:span><text:span text:style-name="T13">jaxb-runtime</text:span><text:span text:style-name="T17">&lt;/</text:span><text:span text:style-name="T18">artifactId</text:span><text:span text:style-name="T17">&gt;</text:span></text:p>
      <text:p text:style-name="P14"><text:span text:style-name="T13"><text:s text:c="12"/></text:span><text:span text:style-name="T17">&lt;</text:span><text:span text:style-name="T18">version</text:span><text:span text:style-name="T17">&gt;</text:span><text:span text:style-name="T13">2.3.1</text:span><text:span text:style-name="T17">&lt;/</text:span><text:span text:style-name="T18">version</text:span><text:span text:style-name="T17">&gt;</text:span></text:p>
      <text:p text:style-name="P5"><text:span text:style-name="T19"><text:s text:c="8"/><text:tab/></text:span><text:span text:style-name="T17">&lt;/</text:span><text:span text:style-name="T18">dependency</text:span><text:span text:style-name="T17">&gt;</text:span></text:p>
      <text:p text:style-name="P5"><text:span text:style-name="T17"/></text:p>
      <text:p text:style-name="P5"/>
      <text:p text:style-name="P6">On a ajouté nos classes et interfaces au squelette fournie.</text:p>
      <text:p text:style-name="P7">On a fait nos webServices dans des classes taggées controller.</text:p>
      <text:p text:style-name="P8">Comme avec jaxRS, on peut définir plusieurs services dans une seule classe.</text:p>
      <text:p text:style-name="P9"><text:span text:style-name="T10">Ici on s’est servi de thymeleaf pour faire du data-binding entre notre front-end et notre back-end.</text:span></text:p>
      <text:p text:style-name="P9"><text:span text:style-name="T10"/></text:p>
      <text:p text:style-name="P10"><text:span text:style-name="T9">Finalement, on a des pages web permettant la création de user.</text:span></text:p>
      <text:p text:style-name="P10"><text:span text:style-name="T12">Il est possible de</text:span><text:span text:style-name="T9"> list</text:span><text:span text:style-name="T12">er</text:span><text:span text:style-name="T9"> tous les users, </text:span><text:span text:style-name="T12">supprimer des users</text:span><text:span text:style-name="T9"> et cré</text:span><text:span text:style-name="T12">er</text:span><text:span text:style-name="T9"> de</text:span><text:span text:style-name="T12">s</text:span><text:span text:style-name="T9"> worker</text:span><text:span text:style-name="T12">s</text:span><text:span text:style-name="T9"> si l’utilisateur est un administrateur. Une autre page a été fait</text:span><text:span text:style-name="T11">e</text:span><text:span text:style-name="T9"> pour pouvoir mettre à jour le salaire d’un jo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1" svg:font-family="Consolas, 'Courier New', monospace"/>
    <style:font-face style:name="Verdana" svg:font-family="Verdana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7T09:29:27.699000000</dc:date>
    <meta:editing-duration>PT1H1M1S</meta:editing-duration>
    <meta:editing-cycles>23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9" meta:word-count="304" meta:character-count="1954" meta:non-whitespace-character-count="1623"/>
  </office:meta>
</office:document-meta>
</file>